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75c" officeooo:paragraph-rsid="0018875c"/>
    </style:style>
    <style:style style:name="P2" style:family="paragraph" style:parent-style-name="Standard">
      <style:text-properties officeooo:paragraph-rsid="0018875c"/>
    </style:style>
    <style:style style:name="T1" style:family="text">
      <style:text-properties officeooo:rsid="0018875c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18875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3669" style:font-weight-asian="bold" style:font-weight-complex="bold"/>
    </style:style>
    <style:style style:name="T6" style:family="text">
      <style:text-properties fo:font-weight="bold" officeooo:rsid="0018875c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b61aa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8875c" style:font-style-asian="italic" style:font-weight-asian="bold" style:font-style-complex="italic" style:font-weight-complex="bold"/>
    </style:style>
    <style:style style:name="T10" style:family="text">
      <style:text-properties officeooo:rsid="001a3669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8875c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a3669" style:font-weight-asian="bold" style:font-weight-complex="bold"/>
    </style:style>
    <style:style style:name="T14" style:family="text">
      <style:text-properties officeooo:rsid="001b61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</text:p>
      <text:p text:style-name="P1"/>
      <text:p text:style-name="P2"><text:span text:style-name="T1">1. Je les ai laissé</text:span><text:span text:style-name="T3">s</text:span><text:span text:style-name="T1"> faire des bêtises. <text:s text:c="5"/></text:span><text:span text:style-name="T9">Pas d'accord si </text:span><text:span text:style-name="T8">vb 1</text:span><text:span text:style-name="T9"> + vb</text:span><text:span text:style-name="T8"> 2</text:span><text:span text:style-name="T9"> inf après !</text:span></text:p>
      <text:p text:style-name="P1"/>
      <text:p text:style-name="P1">2. Ces fenêtres, je les ai ouvert<text:span text:style-name="T11">es</text:span> !</text:p>
      <text:p text:style-name="P1"/>
      <text:p text:style-name="P1">3. Te décideras-tu à envoyer toutes ces lettres que tu as écrit<text:span text:style-name="T11">es</text:span> ?</text:p>
      <text:p text:style-name="P1"/>
      <text:p text:style-name="P2"><text:span text:style-name="T1">4. Dès qu'ils se sont apperçu</text:span><text:span text:style-name="T12">s</text:span><text:span text:style-name="T1">, ils se sont plu</text:span><text:span text:style-name="T13">s</text:span><text:span text:style-name="T1">.</text:span></text:p>
      <text:p text:style-name="P2"/>
      <text:p text:style-name="P1">5. Elle a d<text:span text:style-name="T11">û</text:span> en rêver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8:34:14.487734887</meta:creation-date>
    <meta:generator>LibreOffice/6.4.7.2$Linux_X86_64 LibreOffice_project/40$Build-2</meta:generator>
    <dc:date>2021-10-07T18:52:25.112058832</dc:date>
    <meta:editing-duration>PT7M23S</meta:editing-duration>
    <meta:editing-cycles>2</meta:editing-cycles>
    <meta:document-statistic meta:table-count="0" meta:image-count="0" meta:object-count="0" meta:page-count="1" meta:paragraph-count="6" meta:word-count="58" meta:character-count="269" meta:non-whitespace-character-count="212"/>
  </office:meta>
</office:document-meta>
</file>